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ngsana New1" svg:font-family="'Angsana New'"/>
    <style:font-face style:name="Arial1" svg:font-family="Arial, 'Helvetica Neue', Helvetica, sans-serif"/>
    <style:font-face style:name="Lucida Grande" svg:font-family="'Lucida Grande', Arial, sans-serif"/>
    <style:font-face style:name="monospace" svg:font-family="monospace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Heading">
      <style:paragraph-properties fo:margin-left="0in" fo:margin-right="0in" fo:margin-top="0in" fo:margin-bottom="0.1563in" fo:text-align="justify" style:justify-single-word="false" fo:orphans="2" fo:widows="2" fo:text-indent="0in" style:auto-text-indent="false" fo:padding="0in" fo:border="none"/>
    </style:style>
    <style:style style:name="P2" style:family="paragraph" style:parent-style-name="List_20_Contents">
      <style:paragraph-properties fo:margin-left="0.7063in" fo:margin-right="0in" fo:margin-top="0in" fo:margin-bottom="0.1563in" style:line-height-at-least="0.2291in" fo:text-align="justify" style:justify-single-word="false" fo:orphans="2" fo:widows="2" fo:text-indent="0in" style:auto-text-indent="false" fo:padding="0in" fo:border="none"/>
    </style:style>
    <style:style style:name="P3" style:family="paragraph" style:parent-style-name="List_20_Contents">
      <style:paragraph-properties fo:margin-left="0.7063in" fo:margin-right="0in" fo:margin-top="0in" fo:margin-bottom="0.1563in" style:line-height-at-least="0.2291in" fo:text-align="justify" style:justify-single-word="false" fo:orphans="2" fo:widows="2" fo:text-indent="0in" style:auto-text-indent="false" fo:padding="0in" fo:border="none"/>
      <style:text-properties fo:font-variant="normal" fo:text-transform="none" fo:color="#222222" style:font-name="Lucida Grande" fo:font-size="12pt" fo:letter-spacing="normal" fo:font-style="normal" fo:font-weight="normal"/>
    </style:style>
    <style:style style:name="P4" style:family="paragraph" style:parent-style-name="Heading_20_1">
      <style:paragraph-properties fo:margin-left="0in" fo:margin-right="0in" fo:margin-top="0in" fo:margin-bottom="0.1563in" style:line-height-at-least="0.2291in" fo:text-align="justify" style:justify-single-word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1563in" style:line-height-at-least="0.2291in" fo:text-align="justify" style:justify-single-word="false" fo:orphans="2" fo:widows="2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.1563in" style:line-height-at-least="0.2291in" fo:text-align="justify" style:justify-single-word="false" fo:orphans="2" fo:widows="2" fo:text-indent="0in" style:auto-text-indent="false" fo:padding="0in" fo:border="none"/>
      <style:text-properties fo:font-variant="normal" fo:text-transform="none" fo:color="#222222" style:font-name="Lucida Grande" fo:font-size="12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.1563in" style:line-height-at-least="0.2291in" fo:text-align="justify" style:justify-single-word="false" fo:orphans="2" fo:widows="2" fo:text-indent="0in" style:auto-text-indent="false" fo:break-before="page" fo:padding="0in" fo:border="none"/>
    </style:style>
    <style:style style:name="P8" style:family="paragraph" style:parent-style-name="Text_20_body">
      <style:paragraph-properties fo:margin-left="0in" fo:margin-right="0in" style:line-height-at-least="0.2291in" fo:text-align="justify" style:justify-single-word="false" fo:orphans="2" fo:widows="2" fo:text-indent="0in" style:auto-text-indent="false" fo:padding="0in" fo:border="none"/>
    </style:style>
    <style:style style:name="P9" style:family="paragraph" style:parent-style-name="Text_20_body">
      <style:paragraph-properties fo:margin-left="0in" fo:margin-right="0in" style:line-height-at-least="0.2291in" fo:text-align="justify" style:justify-single-word="false" fo:orphans="2" fo:widows="2" fo:text-indent="0in" style:auto-text-indent="false" fo:padding="0in" fo:border="none"/>
      <style:text-properties fo:background-color="#ffff00"/>
    </style:style>
    <style:style style:name="T1" style:family="text">
      <style:text-properties fo:font-variant="normal" fo:text-transform="none" fo:color="#222222" style:font-name="monospace" fo:font-size="14.25pt" fo:letter-spacing="normal" fo:font-style="normal" fo:font-weight="bold" fo:background-color="transparent"/>
    </style:style>
    <style:style style:name="T2" style:family="text">
      <style:text-properties fo:font-variant="normal" fo:text-transform="none" fo:color="#222222" style:font-name="monospace" fo:font-size="14.25pt" fo:letter-spacing="normal" fo:font-style="normal" fo:font-weight="bold" fo:background-color="#ffff00"/>
    </style:style>
    <style:style style:name="T3" style:family="text">
      <style:text-properties fo:font-variant="normal" fo:text-transform="none" fo:color="#222222" style:font-name="Lucida Grande" fo:font-size="12pt" fo:letter-spacing="normal" fo:font-style="normal" fo:font-weight="normal"/>
    </style:style>
    <style:style style:name="T4" style:family="text">
      <style:text-properties fo:font-variant="normal" fo:text-transform="none" fo:color="#6363bb" style:text-line-through-style="none" style:font-name="monospace" fo:font-size="11.25pt" fo:letter-spacing="normal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242729" style:font-name="Arial1" fo:font-size="11.25pt" fo:letter-spacing="normal" fo:font-style="normal" fo:font-weight="normal"/>
    </style:style>
    <style:style style:name="T6" style:family="text">
      <style:text-properties fo:font-variant="normal" fo:text-transform="none" fo:color="#242729" fo:letter-spacing="normal"/>
    </style:style>
    <style:style style:name="T7" style:family="text">
      <style:text-properties fo:color="#242729" style:font-name="Arial1" fo:font-size="11.25pt" fo:letter-spacing="normal"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ource_20_Text"><text:span text:style-name="T2"/></text:span></text:h>
      <text:h text:style-name="Heading_20_1" text:outline-level="1"><text:span text:style-name="Source_20_Text"><text:span text:style-name="T2"/></text:span></text:h>
      <text:h text:style-name="Heading_20_1" text:outline-level="1"><text:span text:style-name="Source_20_Text"><text:span text:style-name="T1">When queue is empty</text:span></text:span></text:h>
      <text:p text:style-name="Text_20_body"><text:a xlink:type="simple" xlink:href="https://docs.python.org/3/library/collections.html#collections.deque" text:style-name="Internet_20_link" text:visited-style-name="Visited_20_Internet_20_Link"><text:span text:style-name="Source_20_Text">https://docs.python.org/3/library/collections.html#collections.deque</text:span></text:a><text:span text:style-name="Source_20_Text"><text:span text:style-name="T1"> </text:span></text:span></text:p>
      <text:p text:style-name="P1"><text:bookmark text:name="collections.deque.pop"/><text:span text:style-name="Source_20_Text"><text:span text:style-name="T1">pop</text:span></text:span><text:span text:style-name="T3">()</text:span></text:p>
      <text:p text:style-name="P2"><text:span text:style-name="T3">Remove and return an element from the right side of the deque. If no elements are present, raises an </text:span><text:a xlink:type="simple" xlink:href="https://docs.python.org/3/library/exceptions.html#IndexError" text:style-name="Internet_20_link" text:visited-style-name="Visited_20_Internet_20_Link"><text:span text:style-name="Source_20_Text"><text:span text:style-name="T4">IndexError</text:span></text:span></text:a><text:span text:style-name="T3">.</text:span></text:p>
      <text:p text:style-name="P1"><text:bookmark text:name="collections.deque.popleft"/><text:span text:style-name="Source_20_Text"><text:span text:style-name="T1">popleft</text:span></text:span><text:span text:style-name="T3">()</text:span></text:p>
      <text:p text:style-name="P2"><text:span text:style-name="T3">Remove and return an element from the left side of the deque. If no elements are present, raises an </text:span><text:a xlink:type="simple" xlink:href="https://docs.python.org/3/library/exceptions.html#IndexError" text:style-name="Internet_20_link" text:visited-style-name="Visited_20_Internet_20_Link"><text:span text:style-name="Source_20_Text"><text:span text:style-name="T4">IndexError</text:span></text:span></text:a><text:span text:style-name="T3">.</text:span></text:p>
      <text:p text:style-name="P3"/>
      <text:p text:style-name="P3"/>
      <text:h text:style-name="P4" text:outline-level="1"><text:span text:style-name="Source_20_Text"><text:span text:style-name="T2">general property.. 2^k things + comparison with other algorithm</text:span></text:span></text:h>
      <text:p text:style-name="P5"><text:span text:style-name="Source_20_Text"><text:span text:style-name="T2"/></text:span></text:p>
      <text:p text:style-name="P7"/>
      <text:p text:style-name="P5"><text:a xlink:type="simple" xlink:href="https://stackoverflow.com/questions/195625/what-is-the-time-complexity-of-popping-elements-from-list-in-python" text:style-name="Internet_20_link" text:visited-style-name="Visited_20_Internet_20_Link">https://stackoverflow.com/questions/195625/what-is-the-time-complexity-of-popping-elements-from-list-in-python</text:a><text:span text:style-name="T5"> </text:span></text:p>
      <text:p text:style-name="P5"><text:span text:style-name="T5">Yes, it is O(1) to pop the </text:span><text:span text:style-name="Emphasis"><text:span text:style-name="T7">last</text:span></text:span><text:span text:style-name="T6"> </text:span><text:span text:style-name="T5">element of a Python list, and O(N) to pop an </text:span><text:span text:style-name="Emphasis"><text:span text:style-name="T7">arbitrary</text:span></text:span><text:span text:style-name="T6"> </text:span><text:span text:style-name="T5">element (since the whole rest of the list has to be shifted).</text:span> </text:p>
      <text:p text:style-name="P5"><text:a xlink:type="simple" xlink:href="https://wiki.python.org/moin/TimeComplexity" text:style-name="Internet_20_link" text:visited-style-name="Visited_20_Internet_20_Link">https://wiki.python.org/moin/TimeComplexity</text:a> list Get Item ก็น่าจะเอามาทำ sliding window ได้เช่นกัน<text:line-break/></text:p>
      <text:p text:style-name="P5"><text:a xlink:type="simple" xlink:href="https://docs.python.org/3/tutorial/datastructures.html" text:style-name="Internet_20_link" text:visited-style-name="Visited_20_Internet_20_Link">https://docs.python.org/3/tutorial/datastructures.html</text:a> <text:s/>confirmว่าถ้าจะทำให้เป็น queue ควรใช้ deque</text:p>
      <text:p text:style-name="P6">It is also possible to use a list as a queue, where the first element added is the first element retrieved (“first-in, first-out”); however, lists are not efficient for this purpose. While appends and pops from the end of list are fast, doing inserts or pops from the beginning of a list is slow (because all of the other elements have to be shifted by one).</text:p>
      <text:p text:style-name="P8"><text:span text:style-name="T3">To implement a queue, use </text:span><text:a xlink:type="simple" xlink:href="https://docs.python.org/3/library/collections.html#collections.deque" text:style-name="Internet_20_link" text:visited-style-name="Visited_20_Internet_20_Link"><text:span text:style-name="Source_20_Text"><text:span text:style-name="T4">collections.deque</text:span></text:span></text:a><text:span text:style-name="T3"> which was designed to have fast appends and pops from both ends. For example:</text:span></text:p>
      <text:p text:style-name="P8"><text:span text:style-name="T3"/></text:p>
      <text:p text:style-name="P9"><text:span text:style-name="T3">เหตุผล backup: code มัน high level กว่า ไม่ต้องไปยุ่งกับ index array เหมือนว่าทำไมคนใช้ stack &amp; queue ทั้งๆที่ทุกอย่างทำบน array ได้เหมือนกัน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ngsana New1" svg:font-family="'Angsana New'"/>
    <style:font-face style:name="Arial1" svg:font-family="Arial, 'Helvetica Neue', Helvetica, sans-serif"/>
    <style:font-face style:name="Lucida Grande" svg:font-family="'Lucida Grande', Arial, sans-serif"/>
    <style:font-face style:name="monospace" svg:font-family="monospace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ngsana New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ngsana New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1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21T16:29:59.58</meta:creation-date>
    <meta:editing-duration>P1DT6H2M3S</meta:editing-duration>
    <meta:editing-cycles>21</meta:editing-cycles>
    <meta:generator>OpenOffice/4.1.7$Win32 OpenOffice.org_project/417m1$Build-9800</meta:generator>
    <dc:date>2019-11-22T23:13:50.30</dc:date>
    <meta:document-statistic meta:table-count="0" meta:image-count="0" meta:object-count="0" meta:page-count="2" meta:paragraph-count="14" meta:word-count="290" meta:character-count="1466"/>
  </office:meta>
</office:document-meta>
</file>